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 style:list-style-name="L7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 fo:break-before="column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reak-before="page"/>
      <style:text-properties fo:font-size="11pt" style:font-size-asian="11pt" style:font-size-complex="11pt"/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Almajose</text:p>
      <text:p text:style-name="P1">A10463176</text:p>
      <text:p text:style-name="P1">CSE190 – Data Mining and Predictive Analytics</text:p>
      <text:p text:style-name="P1">HW01</text:p>
      <text:p text:style-name="P2"/>
      <text:p text:style-name="P2"/>
      <text:p text:style-name="P9">Tasks (Week 1):</text:p>
      <text:p text:style-name="P2"/>
      <text:p text:style-name="P2">1.</text:p>
      <text:list xml:id="list3653093399730968372" text:style-name="L2">
        <text:list-item>
          <text:p text:style-name="P3">Number of unique items<text:tab/>: 1923</text:p>
        </text:list-item>
        <text:list-item>
          <text:p text:style-name="P3">Number of unique users<text:tab/>: 8376</text:p>
        </text:list-item>
        <text:list-item>
          <text:p text:style-name="P3">Mean – </text:p>
          <text:list>
            <text:list-item>
              <text:p text:style-name="P3">'review/appearance' <text:tab/>: 3.8984</text:p>
            </text:list-item>
            <text:list-item>
              <text:p text:style-name="P3">'review/palate'<text:tab/><text:tab/>: 3.85267</text:p>
            </text:list-item>
            <text:list-item>
              <text:p text:style-name="P3">'review/overall'<text:tab/>: 3.88871</text:p>
            </text:list-item>
            <text:list-item>
              <text:p text:style-name="P3">'review/taste'<text:tab/><text:tab/>: 3.92225</text:p>
            </text:list-item>
          </text:list>
        </text:list-item>
        <text:list-item>
          <text:p text:style-name="P3">mean ABV<text:tab/>: 7.400287</text:p>
        </text:list-item>
      </text:list>
      <text:p text:style-name="P2"/>
      <text:p text:style-name="P2">2.</text:p>
      <text:list xml:id="list1558369165776146724" text:style-name="L3">
        <text:list-item>
          <text:p text:style-name="P4">Variance: <text:tab/>0.5135699375</text:p>
        </text:list-item>
        <text:list-item>
          <text:p text:style-name="P4">The only predictor is the mean value feature, which make the MSE equation equivalent to variance when using the mean.</text:p>
        </text:list-item>
      </text:list>
      <text:p text:style-name="P2"/>
      <text:p text:style-name="P2">3.</text:p>
      <text:list xml:id="list3790606551780487156" text:style-name="L4">
        <text:list-item>
          <text:p text:style-name="P5">theta_0 = 3.11521115</text:p>
        </text:list-item>
        <text:list-item>
          <text:p text:style-name="P5">theta_1 = 0.10905507</text:p>
        </text:list-item>
        <text:list-item>
          <text:p text:style-name="P5">Interpretation: </text:p>
          <text:list>
            <text:list-item>
              <text:p text:style-name="P5">theta_0 – the value that closely resembles the taste rating based on ABV</text:p>
            </text:list-item>
            <text:list-item>
              <text:p text:style-name="P5">theta_1 – the predicted change of the next review of taste based on ABV</text:p>
            </text:list-item>
          </text:list>
        </text:list-item>
      </text:list>
      <text:p text:style-name="P2"/>
      <text:p text:style-name="P2">4.</text:p>
      <text:list xml:id="list7207979394971533847" text:style-name="L5">
        <text:list-item>
          <text:p text:style-name="P6">training set MSE <text:tab/>= 0.483983105115</text:p>
        </text:list-item>
        <text:list-item>
          <text:p text:style-name="P6">test set MSE<text:tab/><text:tab/>= 0.423776528023</text:p>
        </text:list-item>
      </text:list>
      <text:p text:style-name="P2"/>
      <text:p text:style-name="P2">5.</text:p>
      <text:list xml:id="list6084217070744409405" text:style-name="L6">
        <text:list-item>
          <text:p text:style-name="P7">Construct vector: [0,1...23] (assign a 1 to the index that corresponds to the hour)</text:p>
        </text:list-item>
        <text:list-item>
          <text:p text:style-name="P7">training MSE <text:tab/>: 0.5563890958</text:p>
        </text:list-item>
        <text:list-item>
          <text:p text:style-name="P7">test MSE<text:tab/>: 0.4695196006</text:p>
        </text:list-item>
        <text:list-item>
          <text:p text:style-name="P7">Conclusions<text:tab/>: Time has no effect on how a user rates a beer.</text:p>
        </text:list-item>
      </text:list>
      <text:p text:style-name="P2"/>
      <text:p text:style-name="P9">Tasks (Week 2)</text:p>
      <text:p text:style-name="P2"/>
      <text:p text:style-name="P2">1.</text:p>
      <text:list xml:id="list4638990418587316728" text:style-name="L7">
        <text:list-item>
          <text:p text:style-name="P8">p( has category “Romance”):<text:tab/><text:tab/>0.03198 </text:p>
        </text:list-item>
        <text:list-item>
          <text:p text:style-name="P8">p( mentions “love” in description | has category “romance”)<text:tab/></text:p>
          <text:list>
            <text:list-item>
              <text:p text:style-name="P8"># books it 'romance' category:<text:tab/><text:tab/>1599</text:p>
            </text:list-item>
            <text:list-item>
              <text:p text:style-name="P8"># books with love with category 'romance': <text:tab/>780</text:p>
            </text:list-item>
            <text:list-item>
              <text:p text:style-name="P8">p(love | romance): <text:tab/><text:tab/><text:tab/><text:tab/>780 / 1599 = 0.4878048</text:p>
            </text:list-item>
          </text:list>
        </text:list-item>
      </text:list>
      <text:p text:style-name="P2"/>
      <text:p text:style-name="P2"><text:line-break/></text:p>
      <text:p text:style-name="P10"/>
      <text:p text:style-name="P10"/>
      <text:p text:style-name="P11">2.(a) <text:tab/></text:p>
      <text:p text:style-name="P2"><text:tab/>p(romance)<text:tab/><text:tab/>= 0.03198</text:p>
      <text:p text:style-name="P2"><text:tab/>p(~romance) <text:tab/><text:tab/>= 1 – p(romance) = 0.96802</text:p>
      <text:p text:style-name="P2"><text:tab/>p(love | romance) <text:tab/>= .4878</text:p>
      <text:p text:style-name="P2"><text:tab/>p(beaut | romance)<text:tab/>= .19512</text:p>
      <text:p text:style-name="P2"><text:tab/>p(love | ~romance) <text:tab/>= 0.1697</text:p>
      <text:p text:style-name="P2"><text:tab/>p(beaut | ~romance)<text:tab/>= 0.082482</text:p>
      <text:p text:style-name="P2"><text:tab/>p(romance | love ^ beaut) <text:tab/>= p(romance) * p(love | romance) * p(beaut | romance)</text:p>
      <text:p text:style-name="P2"><text:tab/><text:tab/><text:tab/><text:tab/><text:tab/>= 0.0030439</text:p>
      <text:p text:style-name="P2"><text:tab/>p(~romance | love ^ beaut) <text:tab/>= p(~romance) * p(love | ~romance) * p(beaut | ~romance)</text:p>
      <text:p text:style-name="P2"><text:tab/><text:tab/><text:tab/><text:tab/><text:tab/>= 0.0135528</text:p>
      <text:p text:style-name="P2"><text:tab/>p(romance | love ^ beaut) / p(~romance | love ^ beaut) <text:tab/>= 0.2245955</text:p>
      <text:p text:style-name="P2"/>
      <text:p text:style-name="P2"><text:s text:c="2"/>(b) Why 'beaut' be more effective that 'beauty' or 'beautiful'</text:p>
      <text:p text:style-name="P2"><text:s/><text:tab/>Beaut is a subset of the latter words as well as relative meaning and during a search, could be <text:tab/>accounted for that difference, increasing the likelihood that the book is a romance.</text:p>
      <text:p text:style-name="P2"/>
      <text:p text:style-name="P2">3.</text:p>
      <text:p text:style-name="P2">Naive Bayes Classifier:</text:p>
      <text:p text:style-name="P2">a) (from 2)</text:p>
      <text:p text:style-name="P2"><text:tab/>p(romance | love ^ beaut) / p(~romance | love ^ beaut) = 0.2245955</text:p>
      <text:p text:style-name="P2"><text:tab/>Classifier: score &lt; n_score = 0 (Predict FALSE)</text:p>
      <text:p text:style-name="P2"/>
      <text:p text:style-name="P2">b) p(romance | love ^ ~ beaut)</text:p>
      <text:p text:style-name="P2"><text:tab/>p(~beaut | romance ) :<text:tab/> 0.4878</text:p>
      <text:p text:style-name="P2"><text:tab/>p(~beaut | ~romance):<text:tab/> 0.9175</text:p>
      <text:p text:style-name="P2"><text:tab/>p(romance | love ^ ~beaut) <text:tab/>= 0.0125560</text:p>
      <text:p text:style-name="P2"><text:tab/>p(~romance | love ^ ~beaut) <text:tab/>= 0.1507271</text:p>
      <text:p text:style-name="P2"><text:tab/>p(romance | love ^ ~beaut) / p(~romance | love ^ ~beaut) = 0.083302869</text:p>
      <text:p text:style-name="P2"><text:tab/>Classifier: score &lt; neg_score = 0 (Predict FALSE)</text:p>
      <text:p text:style-name="P2"/>
      <text:p text:style-name="P2">c) p(romance | ~love ^ ~ beaut)<text:tab/></text:p>
      <text:p text:style-name="P2"><text:tab/>p(~love | romance) <text:tab/>: 0.51219512</text:p>
      <text:p text:style-name="P2"><text:tab/>p(~love | ~romance)<text:tab/>: 0.83029276</text:p>
      <text:p text:style-name="P2"><text:tab/>p(romance | ~love ^ ~beaut) <text:tab/>= 0.01318390</text:p>
      <text:p text:style-name="P2"><text:tab/>p(~romance | ~love ^ ~beaut) = 0.73743281</text:p>
      <text:p text:style-name="P2"><text:tab/>p(romance | ~love ^ ~beaut) / p(~romance | ~love ^ ~beaut) = 0.0178781</text:p>
      <text:p text:style-name="P2"><text:tab/>Classifier: score &lt; neg_score = 0 (Predict FALSE)</text:p>
      <text:p text:style-name="P2"/>
      <text:p text:style-name="P2">d) p(romance | ~love ^ beaut)</text:p>
      <text:p text:style-name="P2"><text:tab/>p(romance | ~love ^ beaut) <text:tab/>= 0.0031960975</text:p>
      <text:p text:style-name="P2"><text:tab/>p(~romance | ~love ^ beaut) <text:tab/>= 0.6630718001</text:p>
      <text:p text:style-name="P2"><text:tab/>p(romance | ~love ^ beaut) / p(~romance | ~love ^ beaut) = 0.004820137</text:p>
      <text:p text:style-name="P2"><text:tab/>Classifier: score &lt; neg_score = 0 (Predict FALSE)</text:p>
      <text:p text:style-name="P2"><text:tab/></text:p>
      <text:p text:style-name="P2">e) <text:tab/>TPR: <text:s/>0</text:p>
      <text:p text:style-name="P2"><text:tab/>TNR: 1885/ 2120 = .889</text:p>
      <text:p text:style-name="P2"><text:tab/>FPR: <text:s/>0 </text:p>
      <text:p text:style-name="P2"><text:tab/>FNR: 235 / 2120 = .11</text:p>
      <text:p text:style-name="P2"/>
      <text:p text:style-name="P2">- The words 'love' and 'beaut' is not enough information to predict if it is part of the “Romance” Categ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Almajose</meta:initial-creator>
    <meta:creation-date>2015-04-12T12:09:23.39</meta:creation-date>
    <meta:generator>OpenOffice/4.0.0$Win32 OpenOffice.org_project/400m3$Build-9702</meta:generator>
    <dc:date>2015-04-14T16:43:13.84</dc:date>
    <dc:creator>Christopher Almajose</dc:creator>
    <meta:editing-duration>P2DT4H33M26S</meta:editing-duration>
    <meta:editing-cycles>58</meta:editing-cycles>
    <meta:document-statistic meta:table-count="0" meta:image-count="0" meta:object-count="0" meta:page-count="2" meta:paragraph-count="83" meta:word-count="545" meta:character-count="3057"/>
  </office:meta>
</office:document-meta>
</file>